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05cm"/>
    </style:style>
    <style:style style:name="Tabla1.D" style:family="table-column">
      <style:table-column-properties style:column-width="2.219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073d56" officeooo:paragraph-rsid="00073d56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73d56" officeooo:paragraph-rsid="00073d56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Heading_20_1">
      <style:text-properties fo:font-size="12pt" style:font-size-asian="12pt"/>
    </style:style>
    <style:style style:name="P12" style:family="paragraph" style:parent-style-name="Heading_20_1">
      <style:text-properties fo:font-size="12pt" fo:font-weight="normal" style:font-size-asian="12pt" style:font-weight-asian="normal"/>
    </style:style>
    <style:style style:name="P13" style:family="paragraph" style:parent-style-name="Heading_20_3">
      <style:text-properties officeooo:rsid="000720ad" officeooo:paragraph-rsid="000720ad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08ac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Actor</text:h>
          </table:table-cell>
          <table:table-cell table:style-name="Tabla1.B1" table:number-columns-spanned="4" office:value-type="string">
            <text:h text:style-name="P13" text:outline-level="3">GPS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6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6">Administrador:<text:span text:style-name="T3">Informa al administrador de posibles errores en la ruta o de contratiempos.</text:span></text:p>
            <text:p text:style-name="P6">Repartidor:<text:span text:style-name="T3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7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7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7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6:31:42.804158453</dc:date>
    <meta:editing-cycles>7</meta:editing-cycles>
    <meta:editing-duration>PT10M16S</meta:editing-duration>
    <meta:generator>LibreOffice/5.4.5.1$Linux_X86_64 LibreOffice_project/40m0$Build-1</meta:generator>
    <meta:document-statistic meta:table-count="3" meta:image-count="0" meta:object-count="0" meta:page-count="1" meta:paragraph-count="24" meta:word-count="121" meta:character-count="802" meta:non-whitespace-character-count="703"/>
  </office:meta>
</office:document-meta>
</file>